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ultiSegmentReader.startCommi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ultiSegmentReader.norms( String field , byte [ ] result , int offse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7">
            <text:p text:style-name="Table_20_Contents">7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MultiSegmentReader.commitChang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ultiSegmentReader.numDoc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MultiSegmentReader.doUndeleteAll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ultiSegmentReader.isOptimiz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ltiSegmentReader.readerIndex( int n , int [ ] starts , int numSubReaders )</text:p>
          </table:table-cell>
          <table:table-cell office:value-type="float" office:value="6">
            <text:p text:style-name="Table_20_Contents">6</text:p>
          </table:table-cell>
          <table:table-cell office:value-type="float" office:value="14">
            <text:p text:style-name="Table_20_Contents">14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MultiSegmentReader.getSubRead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ltiSegmentReader.getTermFreqVector( int n , String fiel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ultiSegmentReader.MultiSegmentReader( Directory directory , SegmentInfos infos , boolean closeDirectory , SegmentReader [ ] oldReaders , int [ ] oldStarts , Map oldNormsCache , boolean readOnly )</text:p>
          </table:table-cell>
          <table:table-cell office:value-type="float" office:value="20">
            <text:p text:style-name="Table_20_Contents">20</text:p>
          </table:table-cell>
          <table:table-cell office:value-type="float" office:value="28">
            <text:p text:style-name="Table_20_Contents">28</text:p>
          </table:table-cell>
          <table:table-cell office:value-type="float" office:value="75">
            <text:p text:style-name="Table_20_Contents">75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MultiTermPositions.nextPosi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ltiTermEnum.ter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ltiTermDocs.next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MultiSegmentReader.hasDele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ltiSegmentReader.setTermInfosIndexDivisor( int indexDiviso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ultiSegmentReader.getFieldNames( IndexReader . FieldOption fieldNames , IndexReader [ ] subReader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MultiSegmentReader.term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ultiTermPositions.termDocs( IndexReader rea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ltiSegmentReader.termPosi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ultiSegmentReader.norms( String field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MultiSegmentReader.isDeleted( int 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ultiSegmentReader.getTermFreqVectors( int 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ultiSegmentReader.doReopen( SegmentInfos info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MultiSegmentReader.fakeNorm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ultiSegmentReader.document( int n , FieldSelector fieldSelec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ultiTermPositions.MultiTermPositions( IndexReader [ ] r , int [ ]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ltiSegmentReader.termDoc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ultiTermEnum.next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MultiSegmentReader.MultiSegmentReader( Directory directory , SegmentInfos sis , boolean closeDirectory , boolean readOnly )</text:p>
          </table:table-cell>
          <table:table-cell office:value-type="float" office:value="5">
            <text:p text:style-name="Table_20_Contents">5</text:p>
          </table:table-cell>
          <table:table-cell office:value-type="float" office:value="6">
            <text:p text:style-name="Table_20_Contents">6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MultiSegmentReader.docFreq( Term 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MultiTermDocs.seek( TermEnum termEnu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ltiSegmentReader.rollbackCommi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ultiTermPositions.isPayloadAvail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ltiSegmentReader.doClos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ultiTermDocs.read( final int [ ] docs , final int [ ] freqs )</text:p>
          </table:table-cell>
          <table:table-cell office:value-type="float" office:value="6">
            <text:p text:style-name="Table_20_Contents">6</text:p>
          </table:table-cell>
          <table:table-cell office:value-type="float" office:value="7">
            <text:p text:style-name="Table_20_Contents">7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MultiSegmentReader.terms( Term ter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ultiSegmentReader.doDelete( int 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ultiSegmentReader.getTermInfosIndexDiviso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ultiSegmentReader.initialize( SegmentReader [ ] subReader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MultiTermDocs.MultiTermDocs( IndexReader [ ] r , int [ ]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ultiTermDocs.termDocs( IndexReader rea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ltiTermPositions.getPayloadLeng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ltiTermEnum.docFreq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ltiTermDocs.seek( Term ter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ultiTermDocs.do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ltiTermDocs.clos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ultiTermEnum.MultiTermEnum( IndexReader [ ] readers , int [ ] starts , Term t )</text:p>
          </table:table-cell>
          <table:table-cell office:value-type="float" office:value="7">
            <text:p text:style-name="Table_20_Contents">7</text:p>
          </table:table-cell>
          <table:table-cell office:value-type="float" office:value="8">
            <text:p text:style-name="Table_20_Contents">8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MultiSegmentReader.hasNorms( String field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MultiTermDocs.skipTo( int targe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MultiTermDocs.freq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ltiSegmentReader.doSetNorm( int n , String field , byte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MultiTermPositions.getPayload( byte [ ] data , int offs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ltiTermDocs.termDocs( int i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MultiSegmentReader.getTermFreqVector( int docNumber , TermVectorMapper mapp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ultiSegmentReader.getFieldNames( IndexReader . FieldOption fieldNam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ultiSegmentReader.getTermFreqVector( int docNumber , String field , TermVectorMapper mapp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ultiSegmentReader.maxDo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ltiSegmentReader.readerIndex( int 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ltiTermEnum.cl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